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3" table:formula="of:=SUM([.G202:.G203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3" table:formula="of:=SUM([.G205:.G208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 table:number-rows-repeated="65333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12:3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29T12:37:22</dc:date>
    <dc:creator>Daniele Ferro</dc:creator>
    <meta:editing-duration>PT71H38M16S</meta:editing-duration>
    <meta:editing-cycles>200</meta:editing-cycles>
    <meta:generator>OpenOffice.org/3.1$Linux OpenOffice.org_project/310m19$Build-9420</meta:generator>
    <meta:document-statistic meta:table-count="2" meta:cell-count="807" meta:object-count="0"/>
  </office:meta>
</office:document-meta>
</file>